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7A3E5381.png" manifest:media-type=""/>
  <manifest:file-entry manifest:full-path="Pictures/10000000000000B400000186E78E9167.png" manifest:media-type=""/>
  <manifest:file-entry manifest:full-path="Pictures/100000000000009600000122914CE1B8.png" manifest:media-type=""/>
  <manifest:file-entry manifest:full-path="Pictures/1000000000000130000001B3DE6F90EE.png" manifest:media-type=""/>
  <manifest:file-entry manifest:full-path="Pictures/10000000000001040000014A22640136.png" manifest:media-type=""/>
  <manifest:file-entry manifest:full-path="Pictures/100000000000012C0000012CD92A44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fo:min-height="0.764cm"/>
    </style:style>
    <style:style style:name="gr3" style:family="graphic" style:parent-style-name="standard">
      <style:graphic-properties draw:stroke="none" svg:stroke-color="#000000" draw:fill="none" draw:fill-color="#ffffff" fo:min-height="0.78cm"/>
    </style:style>
    <style:style style:name="gr4" style:family="graphic" style:parent-style-name="standard">
      <style:graphic-properties draw:stroke="none" svg:stroke-color="#000000" draw:fill="none" draw:fill-color="#ffffff" fo:min-height="0.90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48cm" svg:height="0.715cm" svg:x="5.431cm" svg:y="5.111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747cm" svg:height="0.715cm" svg:x="5.428cm" svg:y="10.798cm">
          <text:p/>
          <draw:enhanced-geometry draw:mirror-horizontal="true" draw:mirror-vertical="false" draw:text-areas="4000 ?f1 ?f5 ?f2" draw:glue-points="0 10800 21600 10800 ?f0 0 ?f0 21600" draw:type="mso-spt100" draw:modifiers="12712.8065395095 5267.8321678321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layer="layout" svg:width="1.354cm" svg:height="1.014cm" svg:x="2.251cm" svg:y="6.953cm">
          <draw:text-box>
            <text:p>(a)</text:p>
          </draw:text-box>
        </draw:frame>
        <draw:frame draw:style-name="gr3" draw:layer="layout" svg:width="1.819cm" svg:height="1.03cm" svg:x="9.363cm" svg:y="6.953cm">
          <draw:text-box>
            <text:p>(b)</text:p>
          </draw:text-box>
        </draw:frame>
        <draw:frame draw:style-name="gr4" draw:layer="layout" svg:width="1.733cm" svg:height="1.159cm" svg:x="18.044cm" svg:y="6.953cm">
          <draw:text-box>
            <text:p>(c)</text:p>
          </draw:text-box>
        </draw:frame>
        <draw:frame draw:style-name="gr5" draw:layer="layout" svg:width="1.524cm" svg:height="0.962cm" svg:x="17.01cm" svg:y="13.684cm">
          <draw:text-box>
            <text:p>(d)</text:p>
          </draw:text-box>
        </draw:frame>
        <draw:frame draw:style-name="gr6" draw:text-style-name="P1" draw:layer="layout" svg:width="3.178cm" svg:height="3.178cm" svg:x="1.362cm" svg:y="3.854cm">
          <draw:image xlink:href="Pictures/100000000000012C0000012CD92A44C2.png" xlink:type="simple" xlink:show="embed" xlink:actuate="onLoad">
            <text:p/>
          </draw:image>
        </draw:frame>
        <draw:frame draw:style-name="gr6" draw:text-style-name="P1" draw:layer="layout" svg:width="3.178cm" svg:height="4.544cm" svg:x="1.362cm" svg:y="8.991cm">
          <draw:image xlink:href="Pictures/1000000000000130000001B3DE6F90EE.png" xlink:type="simple" xlink:show="embed" xlink:actuate="onLoad">
            <text:p/>
          </draw:image>
        </draw:frame>
        <draw:frame draw:style-name="gr6" draw:text-style-name="P1" draw:layer="layout" svg:width="2.384cm" svg:height="4.608cm" draw:transform="rotate (-1.56782926706651) translate (12.405cm 4.244cm)">
          <draw:image xlink:href="Pictures/100000000000009600000122914CE1B8.png" xlink:type="simple" xlink:show="embed" xlink:actuate="onLoad">
            <text:p/>
          </draw:image>
        </draw:frame>
        <draw:frame draw:style-name="gr6" draw:text-style-name="P1" draw:layer="layout" svg:width="2.383cm" svg:height="5.164cm" draw:transform="rotate (-1.57411245237369) translate (20.12cm 4.26cm)">
          <draw:image xlink:href="Pictures/10000000000000B400000186E78E9167.png" xlink:type="simple" xlink:show="embed" xlink:actuate="onLoad">
            <text:p/>
          </draw:image>
        </draw:frame>
        <draw:custom-shape draw:style-name="gr1" draw:text-style-name="P1" draw:layer="layout" svg:width="1.748cm" svg:height="0.715cm" svg:x="12.822cm" svg:y="5.019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1" draw:layer="layout" svg:width="3.655cm" svg:height="4.64cm" svg:x="15.707cm" svg:y="8.943cm">
          <draw:image xlink:href="Pictures/10000000000001040000014A22640136.png" xlink:type="simple" xlink:show="embed" xlink:actuate="onLoad">
            <text:p/>
          </draw:image>
        </draw:frame>
        <draw:frame draw:style-name="gr6" draw:text-style-name="P1" draw:layer="layout" svg:width="3.973cm" svg:height="3.972cm" svg:x="8.118cm" svg:y="9.277cm">
          <draw:image xlink:href="Pictures/100000000000012C0000012C7A3E5381.png" xlink:type="simple" xlink:show="embed" xlink:actuate="onLoad">
            <text:p/>
          </draw:image>
        </draw:frame>
        <draw:custom-shape draw:style-name="gr1" draw:text-style-name="P1" draw:layer="layout" svg:width="1.749cm" svg:height="0.714cm" svg:x="12.878cm" svg:y="10.799cm">
          <text:p/>
          <draw:enhanced-geometry draw:mirror-horizontal="true" draw:mirror-vertical="false" draw:text-areas="4000 ?f1 ?f5 ?f2" draw:glue-points="0 10800 21600 10800 ?f0 0 ?f0 21600" draw:type="mso-spt100" draw:modifiers="12712.8065395095 5267.8321678321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layer="layout" svg:width="1.448cm" svg:height="0.962cm" svg:x="9.439cm" svg:y="13.684cm">
          <draw:text-box>
            <text:p>(e)</text:p>
          </draw:text-box>
        </draw:frame>
        <draw:frame draw:style-name="gr7" draw:layer="layout" svg:width="1.321cm" svg:height="0.962cm" svg:x="2.378cm" svg:y="13.684cm">
          <draw:text-box>
            <text:p>(f)</text:p>
          </draw:text-box>
        </draw:frame>
        <draw:custom-shape draw:style-name="gr1" draw:text-style-name="P1" draw:layer="layout" svg:width="1.749cm" svg:height="0.714cm" draw:transform="skewX (0.00279252680319093) rotate (-1.5709708597201) translate (18.078cm 6.996cm)">
          <text:p/>
          <draw:enhanced-geometry draw:mirror-horizontal="true" draw:mirror-vertical="false" draw:text-areas="4000 ?f1 ?f5 ?f2" draw:glue-points="0 10800 21600 10800 ?f0 0 ?f0 21600" draw:type="mso-spt100" draw:modifiers="12712.8065395095 5267.8321678321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1T10:58:15.877174818</meta:creation-date>
    <meta:editing-duration>P1DT6H21M52S</meta:editing-duration>
    <meta:editing-cycles>5</meta:editing-cycles>
    <meta:generator>LibreOffice/4.1.3.2$Linux_X86_64 LibreOffice_project/410m0$Build-2</meta:generator>
    <dc:date>2014-01-01T17:51:14.412848200</dc:date>
    <dc:creator>xul </dc:creator>
    <meta:document-statistic meta:object-count="17"/>
  </office:meta>
</office:document-meta>
</file>